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Noto Sans" svg:font-family="'Noto Sans'" style:font-adornments="Regular" style:font-family-generic="swiss" style:font-pitch="variable"/>
    <style:font-face style:name="Noto Sans CJK JP Regular" svg:font-family="'Noto Sans CJK JP Regular'" style:font-adornments="Regular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draw:auto-grow-height="true" fo:min-height="9.22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4.793cm" presentation:class="title" presentation:user-transformed="true">
          <draw:text-box>
            <text:p>NetBSD/amd64-current<text:line-break/>on HP Spectre x360 ae019TU</text:p>
          </draw:text-box>
        </draw:frame>
        <draw:frame presentation:style-name="pr2" draw:text-style-name="P1" draw:layer="layout" svg:width="23.8cm" svg:height="10.444cm" svg:x="2.2cm" svg:y="10.244cm" presentation:class="subtitle" presentation:user-transformed="true">
          <draw:text-box>
            <text:p>2018-07-14</text:p>
            <text:p/>
            <text:p>Ryo ONODERA</text:p>
            <text:p>&lt;ryo@tetera.org&gt;</text:p>
            <text:p>&lt;ryoon@NetBSD.org&gt;</text:p>
            <text:p/>
            <text:p>Japan NetBSD Users’ Group BoF 2018</text:p>
            <text:p>at Takeda blg. u-tokyo, Japa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P Spectre x360 ae019TU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P製の2-in-1ラップトップ</text:p>
              </text:list-item>
              <text:list-item>
                <text:p>ペン操作も可能なタッチパネル付き4K 13インチLCD</text:p>
              </text:list-item>
              <text:list-item>
                <text:p>1TBのNVMe SSD</text:p>
              </text:list-item>
              <text:list-item>
                <text:p>USB Type-Cコネクター(USB 3.1/Thunderbolt 3、電源供給)</text:p>
              </text:list-item>
              <text:list-item>
                <text:p>USB Aコネクター(USB 3.0)</text:p>
              </text:list-item>
              <text:list-item>
                <text:p>Synapticsタッチパッ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動くもの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生活はできる程度には動く。</text:p>
              </text:list-header>
              <text:list-item>
                <text:p>NVMe SSDからのUEFIブート</text:p>
              </text:list-item>
              <text:list-item>
                <text:p>Wi-Fiアダプター(iwm(4))</text:p>
              </text:list-item>
              <text:list-item>
                <text:p>genfb(4)での4K LCD</text:p>
              </text:list-item>
              <text:list-item>
                <text:p>hdaudio(4)によるオーディオ機能</text:p>
              </text:list-item>
              <text:list-item>
                <text:p>USB AポートでのUSB 3.0接続</text:p>
              </text:list-item>
              <text:list-item>
                <text:p>microSDカードスロッ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動かないもの 1/2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underbolt 3/USB Type-CなUSB 3.1</text:p>
              </text:list-item>
              <text:list-item>
                <text:p>Synapticsタッチパッド(Extended W modeがあまり良くなかったのですが今朝直りました)</text:p>
              </text:list-item>
              <text:list-item>
                <text:p>ACPIでのバッテリーステータスの取得に時間がかかる</text:p>
              </text:list-item>
              <text:list-item>
                <text:p>DRM/KMSでの画面描画</text:p>
              </text:list-item>
              <text:list-item>
                <text:p>タッチパネル(ペンはちょっと直せばims(4)で使える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動かないもの 2/2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ビデオカメラ(可視光と赤外線の複合になっているようでカーネルをパニックさせる)</text:p>
              </text:list-item>
              <text:list-item>
                <text:p>指紋認証デバイス(i2cの先につながっているのかも)</text:p>
              </text:list-item>
              <text:list-item>
                <text:p>他にもnot configuredなものがいくつもあ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mesgのハイライト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EFIブート</text:p>
                <text:p>efi: systbl at pa 2ff15018</text:p>
                <text:p>HP HP Spectre x360 Convertible 13-ae0xx (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mesgのハイライト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4K LCD</text:p>
                <text:p>genfb0 at pci0 dev 2 function 0: vendor 8086 product 5917 (rev. 0x07)</text:p>
                <text:p>genfb0: framebuffer at 0x50000000, size 3840x2160, depth 32, stride 15360</text:p>
                <text:p>wsdisplay0 at genfb0 kbdmux 1: console (default, vt100 emulation), using wskbd0</text:p>
                <text:p>wsmux1: connecting to wsdisplay0</text:p>
                <text:p>drm at genfb0 not configu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mesgのハイライト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ペン</text:p>
                <text:p>iic0 at dwiic0: I2C bus</text:p>
                <text:p>ihidev0 at iic0 addr 0x10: vendor 0x4f3 product 0x2594, ELAN2514</text:p>
                <text:p>ihidev0: 23 report ids</text:p>
                <text:p>ihidev0: interrupting at irq 35</text:p>
                <text:p>(snip)</text:p>
                <text:p>ims0 at ihidev0 reportid 7: 3 buttons digitizer, tip, barrel, era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インストール方法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pt create ld0</text:p>
              </text:list-item>
              <text:list-item>
                <text:p>gpt add -s 128m -t efi -l EFI ld0</text:p>
              </text:list-item>
              <text:list-item>
                <text:p>gpt add -s 50G -t ffs -l ROOT ld0</text:p>
              </text:list-item>
              <text:list-item>
                <text:p>gpt add -s 32G -t swap -l SWAP ld0</text:p>
              </text:list-item>
              <text:list-item>
                <text:p>gpt add -s 250G -t ffs -l USR <text:s/>ld0</text:p>
              </text:list-item>
              <text:list-item>
                <text:p>gpt -t ffs -l HOME ld0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インストール方法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ewfs_msdos /dev/rdk2</text:p>
              </text:list-item>
              <text:list-item>
                <text:p>mkdir /efiboot</text:p>
              </text:list-item>
              <text:list-item>
                <text:p>mount_msdos /dev/dk2 /efiboot</text:p>
              </text:list-item>
              <text:list-item>
                <text:p>mkdir -p /efiboot/EFI/boot</text:p>
              </text:list-item>
              <text:list-item>
                <text:p>cp /usr/mdec/boot*.efi /efiboot/EFI/boot</text:p>
              </text:list-item>
              <text:list-item>
                <text:p>umount /efibo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インストール方法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pt set -a bootme -i 2 ld0</text:p>
              </text:list-item>
              <text:list-item>
                <text:p>GPTディスクからのBIOSブートのための操作はしてはいけない(gpt biosboot)</text:p>
              </text:list-item>
              <text:list-item>
                <text:p>newfs -O2 /dev/rdk3</text:p>
              </text:list-item>
              <text:list-item>
                <text:p>newfs -O2 /dev/rdk4</text:p>
              </text:list-item>
              <text:list-item>
                <text:p>newfs -O2 /dev/rdk5</text:p>
              </text:list-item>
              <text:list-item>
                <text:p>newfs -O2 /dev/rdk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インストール方法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ar zxvf base.tgz -C /mnt</text:p>
              </text:list-item>
              <text:list-item>
                <text:p>tar zxvf etc.tgz -C /mnt</text:p>
              </text:list-item>
              <text:list-item>
                <text:p>(他にも必要あれば展開しておく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インストール方法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p /mnt/usr/mdec/boot /mnt</text:p>
              </text:list-item>
              <text:list-item>
                <text:p>mkdir /mnt/kern</text:p>
              </text:list-item>
              <text:list-item>
                <text:p>mkdir /mnt/proc</text:p>
              </text:list-item>
              <text:list-item>
                <text:p>cd /mnt/dev</text:p>
              </text:list-item>
              <text:list-item>
                <text:p>./MAKEDEV al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インストール方法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vi /etc/fstab</text:p>
              </text:list-item>
              <text:list-item>
                <text:p text:style-name="P2">NAME=ROOT<text:tab/>/<text:tab/><text:tab/>ffs<text:tab/>rw,log<text:tab/>1 1</text:p>
              </text:list-item>
              <text:list-item>
                <text:p text:style-name="P2">NAME=SWAP<text:tab/>none<text:tab/><text:tab/>swap<text:tab/>sw,dp<text:tab/>0 0</text:p>
              </text:list-item>
              <text:list-item>
                <text:p text:style-name="P2">NAME=USR<text:tab/>/usr<text:tab/><text:tab/>ffs<text:tab/>rw,log<text:tab/>1 1</text:p>
              </text:list-item>
              <text:list-item>
                <text:p text:style-name="P2">NAME=HOME<text:tab/>/home<text:tab/><text:tab/>ffs<text:tab/>rw,log<text:tab/>1 1</text:p>
              </text:list-item>
              <text:list-item>
                <text:p text:style-name="P2">kernfs<text:tab/><text:tab/>/kern<text:tab/><text:tab/>kernfs<text:tab/>rw</text:p>
              </text:list-item>
              <text:list-item>
                <text:p text:style-name="P2">ptyfs<text:tab/><text:tab/>/dev/pts<text:tab/>ptyfs<text:tab/>rw</text:p>
              </text:list-item>
              <text:list-item>
                <text:p text:style-name="P2">procfs<text:tab/><text:tab/>/proc<text:tab/><text:tab/>procfs<text:tab/>rw</text:p>
              </text:list-item>
              <text:list-item>
                <text:p text:style-name="P2">tmpfs<text:tab/><text:tab/>/var/shm<text:tab/>tmpfs<text:tab/>rw,-m1777,-sram%25</text:p>
              </text:list-item>
              <text:list-item>
                <text:p text:style-name="P2"/>
              </text:list-item>
              <text:list-item>
                <text:p text:style-name="P2">vi /etc/rc.conf</text:p>
              </text:list-item>
              <text:list-item>
                <text:p text:style-name="P2">rc_configured=Y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おわり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Noto Sans" svg:font-family="'Noto Sans'" style:font-adornments="Regular" style:font-family-generic="swiss" style:font-pitch="variable"/>
    <style:font-face style:name="Noto Sans CJK JP Regular" svg:font-family="'Noto Sans CJK JP Regular'" style:font-adornments="Regular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Droid Sans" fo:font-family="'Droid Sans'" style:font-style-name="Regular" style:font-family-generic="swiss" style:font-pitch="variable" fo:font-size="24pt" fo:font-style="normal" fo:text-shadow="none" style:text-underline-style="none" fo:font-weight="normal" style:letter-kerning="true" style:font-name-asian="Noto Sans CJK JP Regular" style:font-family-asian="'Noto Sans CJK JP Regular'" style:font-style-name-asian="Regular" style:font-family-generic-asian="swiss" style:font-pitch-asian="variabl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style-name="Regular" style:font-family-generic="swiss" style:font-pitch="variable" fo:font-size="48pt" fo:font-style="normal" fo:text-shadow="none" style:text-underline-style="none" fo:font-weight="normal" style:letter-kerning="true" style:font-name-asian="Noto Sans CJK JP Regular" style:font-family-asian="'Noto Sans CJK JP Regular'" style:font-style-name-asian="Regular" style:font-family-generic-asian="swiss" style:font-pitch-asian="variable" style:font-size-asian="48pt" style:font-name-complex="Noto Sans CJK JP Regular" style:font-family-complex="'Noto Sans CJK JP Regular'" style:font-style-name-complex="Regular" style:font-family-generic-complex="swiss" style:font-pitch-complex="variable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Droid Sans" fo:font-family="'Droid Sans'" style:font-style-name="Regular" style:font-family-generic="swiss" style:font-pitch="variable" fo:font-size="28pt" fo:font-style="normal" fo:text-shadow="none" style:text-underline-style="none" fo:font-weight="normal" style:letter-kerning="true" style:font-name-asian="Noto Sans CJK JP Regular" style:font-family-asian="'Noto Sans CJK JP Regular'" style:font-style-name-asian="Regular" style:font-family-generic-asian="swiss" style:font-pitch-asian="variable" style:font-size-asian="28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Droid Sans1" fo:font-family="'Droid Sans'" style:font-style-name="Bold" style:font-family-generic="swiss" style:font-pitch="variable" fo:font-size="44pt" fo:font-style="normal" fo:text-shadow="none" style:text-underline-style="none" fo:font-weight="bold" style:letter-kerning="true" style:font-name-asian="Noto Sans CJK JP Regular" style:font-family-asian="'Noto Sans CJK JP Regular'" style:font-style-name-asian="Regular" style:font-family-generic-asian="swiss" style:font-pitch-asian="variable" style:font-size-asian="48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ff950e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ff950e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ff950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4.9cm" presentation:class="title" presentation:placeholder="true">
        <draw:text-box/>
      </draw:frame>
      <draw:frame presentation:style-name="Impress-outline1" draw:layer="backgroundobjects" svg:width="23.8cm" svg:height="7.329cm" svg:x="2.2cm" svg:y="11.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09:56:58.380768415</meta:creation-date>
    <meta:editing-duration>PT16M58S</meta:editing-duration>
    <meta:editing-cycles>11</meta:editing-cycles>
    <meta:generator>LibreOffice/6.0.5.2$NetBSD_X86_64 LibreOffice_project/00m0$Build-2</meta:generator>
    <dc:title>20180713-mytemplate</dc:title>
    <dc:date>2018-07-16T23:19:18.913237232</dc:date>
    <meta:document-statistic meta:object-count="94"/>
  </office:meta>
</office:document-meta>
</file>